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3" table:default-cell-style-name="ce2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3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ourse</text:p>
          </table:table-cell>
          <table:table-cell table:style-name="ce1" office:value-type="string">
            <text:p>Horse</text:p>
          </table:table-cell>
          <table:table-cell table:style-name="ce1" office:value-type="string">
            <text:p>7:30AM Price</text:p>
          </table:table-cell>
          <table:table-cell table:style-name="ce1" office:value-type="string">
            <text:p>AI Prob</text:p>
          </table:table-cell>
          <table:table-cell table:style-name="ce1" office:value-type="string">
            <text:p>Rank</text:p>
          </table:table-cell>
          <table:table-cell table:style-name="ce1" office:value-type="string">
            <text:p>Tops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Probability Gap</text:p>
          </table:table-cell>
          <table:table-cell table:style-name="ce1" office:value-type="string">
            <text:p>Value Gap</text:p>
          </table:table-cell>
          <table:table-cell table:style-name="ce1" table:number-columns-repeated="1013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473418445214442">
            <text:p>0.0473418445</text:p>
          </table:table-cell>
          <table:table-cell table:style-name="ce2" office:value-type="float" office:value="0.0640212521872652">
            <text:p>0.0640212522</text:p>
          </table:table-cell>
          <table:table-cell table:style-name="ce1" table:number-columns-repeated="1013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226755584705941">
            <text:p>0.0226755585</text:p>
          </table:table-cell>
          <table:table-cell table:style-name="ce2" office:value-type="float" office:value="2.23946519871187">
            <text:p>2.2394651987</text:p>
          </table:table-cell>
          <table:table-cell table:style-name="ce1" table:number-columns-repeated="1013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92279417162844">
            <text:p>0.0922794172</text:p>
          </table:table-cell>
          <table:table-cell table:style-name="ce2" office:value-type="float" office:value="0.19997753960384">
            <text:p>0.1999775396</text:p>
          </table:table-cell>
          <table:table-cell table:number-columns-repeated="1013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5892673419211">
            <text:p>0.5892673419</text:p>
          </table:table-cell>
          <table:table-cell table:style-name="ce2" office:value-type="float" office:value="0.0317718384793932">
            <text:p>0.0317718385</text:p>
          </table:table-cell>
          <table:table-cell table:number-columns-repeated="1013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78245882067233">
            <text:p>0.1782458821</text:p>
          </table:table-cell>
          <table:table-cell table:style-name="ce2" office:value-type="float" office:value="0.111600662919156">
            <text:p>0.1116006629</text:p>
          </table:table-cell>
          <table:table-cell table:number-columns-repeated="1013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238841728479097">
            <text:p>0.2388417285</text:p>
          </table:table-cell>
          <table:table-cell table:style-name="ce2" office:value-type="float" office:value="0.193520579979086">
            <text:p>0.19352058</text:p>
          </table:table-cell>
          <table:table-cell table:number-columns-repeated="1013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36772145120574">
            <text:p>0.1367721451</text:p>
          </table:table-cell>
          <table:table-cell table:style-name="ce2" office:value-type="float" office:value="0.125279760508345">
            <text:p>0.1252797605</text:p>
          </table:table-cell>
          <table:table-cell table:number-columns-repeated="1013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935860962637574">
            <text:p>0.0935860963</text:p>
          </table:table-cell>
          <table:table-cell table:style-name="ce2" office:value-type="float" office:value="0.0312521476036136">
            <text:p>0.0312521476</text:p>
          </table:table-cell>
          <table:table-cell table:number-columns-repeated="1013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18828337079196">
            <text:p>0.1188283371</text:p>
          </table:table-cell>
          <table:table-cell table:style-name="ce2" office:value-type="float" office:value="0.172359378697885">
            <text:p>0.1723593787</text:p>
          </table:table-cell>
          <table:table-cell table:number-columns-repeated="1013"/>
        </table:table-row>
        <table:table-row table:style-name="ro3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231577468806414">
            <text:p>0.2315774688</text:p>
          </table:table-cell>
          <table:table-cell table:style-name="ce2" office:value-type="float" office:value="0.0527956634102802">
            <text:p>0.0527956634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532543324126931">
            <text:p>0.0532543324</text:p>
          </table:table-cell>
          <table:table-cell table:style-name="ce2" office:value-type="float" office:value="0.16240607265126">
            <text:p>0.1624060727</text:p>
          </table:table-cell>
          <table:table-cell table:number-columns-repeated="1013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443185991420762">
            <text:p>0.0443185991</text:p>
          </table:table-cell>
          <table:table-cell table:style-name="ce2" office:value-type="float" office:value="0.20521374144667">
            <text:p>0.2052137414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774595149573671">
            <text:p>0.077459515</text:p>
          </table:table-cell>
          <table:table-cell table:style-name="ce2" office:value-type="float" office:value="0.357570651422435">
            <text:p>0.3575706514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313058753855496">
            <text:p>0.3130587539</text:p>
          </table:table-cell>
          <table:table-cell table:style-name="ce2" office:value-type="float" office:value="0.0641873424798711">
            <text:p>0.0641873425</text:p>
          </table:table-cell>
          <table:table-cell table:number-columns-repeated="1013"/>
        </table:table-row>
        <table:table-row table:style-name="ro3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377390681819846">
            <text:p>0.3773906818</text:p>
          </table:table-cell>
          <table:table-cell table:style-name="ce2" office:value-type="float" office:value="0.302410564930896">
            <text:p>0.3024105649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15531232717134">
            <text:p>0.1155312327</text:p>
          </table:table-cell>
          <table:table-cell table:style-name="ce2" office:value-type="float" office:value="0.309190321142776">
            <text:p>0.3091903211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42976795187313">
            <text:p>0.1429767952</text:p>
          </table:table-cell>
          <table:table-cell table:style-name="ce2" office:value-type="float" office:value="0.26340111822253">
            <text:p>0.2634011182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29134614396798">
            <text:p>0.0291346144</text:p>
          </table:table-cell>
          <table:table-cell table:style-name="ce2" office:value-type="float" office:value="0.42883798486099">
            <text:p>0.4288379849</text:p>
          </table:table-cell>
          <table:table-cell table:number-columns-repeated="1013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329506930233158">
            <text:p>0.3295069302</text:p>
          </table:table-cell>
          <table:table-cell table:style-name="ce2" office:value-type="float" office:value="0.201772871421252">
            <text:p>0.2017728714</text:p>
          </table:table-cell>
          <table:table-cell table:number-columns-repeated="1013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467368713153819">
            <text:p>0.0467368713</text:p>
          </table:table-cell>
          <table:table-cell table:style-name="ce2" office:value-type="float" office:value="0.20714538478881">
            <text:p>0.2071453848</text:p>
          </table:table-cell>
          <table:table-cell table:number-columns-repeated="1013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67448728890981">
            <text:p>0.1674487289</text:p>
          </table:table-cell>
          <table:table-cell table:style-name="ce2" office:value-type="float" office:value="0.419402992002147">
            <text:p>0.419402992</text:p>
          </table:table-cell>
          <table:table-cell table:number-columns-repeated="1013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21233994137664">
            <text:p>0.2123399414</text:p>
          </table:table-cell>
          <table:table-cell table:style-name="ce2" office:value-type="float" office:value="0.204545840910772">
            <text:p>0.2045458409</text:p>
          </table:table-cell>
          <table:table-cell table:number-columns-repeated="1013"/>
        </table:table-row>
        <table:table-row table:style-name="ro3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468122000811579">
            <text:p>0.0468122001</text:p>
          </table:table-cell>
          <table:table-cell table:style-name="ce2" office:value-type="float" office:value="0.537401756003907">
            <text:p>0.537401756</text:p>
          </table:table-cell>
          <table:table-cell table:number-columns-repeated="1013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968864721863425">
            <text:p>0.0968864722</text:p>
          </table:table-cell>
          <table:table-cell table:style-name="ce2" office:value-type="float" office:value="0.225381836484606">
            <text:p>0.2253818365</text:p>
          </table:table-cell>
          <table:table-cell table:number-columns-repeated="1013"/>
        </table:table-row>
        <table:table-row table:style-name="ro3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725541378">
            <text:p>0.1725541378</text:p>
          </table:table-cell>
          <table:table-cell table:style-name="ce2" office:value-type="float" office:value="0.0364511321">
            <text:p>0.0364511321</text:p>
          </table:table-cell>
          <table:table-cell table:number-columns-repeated="1013"/>
        </table:table-row>
        <table:table-row table:style-name="ro3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766508000526331">
            <text:p>0.0766508001</text:p>
          </table:table-cell>
          <table:table-cell table:style-name="ce2" office:value-type="float" office:value="0.0250025966847343">
            <text:p>0.0250025967</text:p>
          </table:table-cell>
          <table:table-cell table:number-columns-repeated="1013"/>
        </table:table-row>
        <table:table-row table:style-name="ro3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298913456268672">
            <text:p>0.0298913456</text:p>
          </table:table-cell>
          <table:table-cell table:style-name="ce2" office:value-type="float" office:value="0.00096993434898307">
            <text:p>0.0009699343</text:p>
          </table:table-cell>
          <table:table-cell table:number-columns-repeated="1013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217369334761099">
            <text:p>0.2173693348</text:p>
          </table:table-cell>
          <table:table-cell table:style-name="ce2" office:value-type="float" office:value="0.114268044048104">
            <text:p>0.114268044</text:p>
          </table:table-cell>
          <table:table-cell table:number-columns-repeated="1013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77866275712617">
            <text:p>0.1778662757</text:p>
          </table:table-cell>
          <table:table-cell table:style-name="ce2" office:value-type="float" office:value="0.26446224972175">
            <text:p>0.2644622497</text:p>
          </table:table-cell>
          <table:table-cell table:number-columns-repeated="1013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401247155263937">
            <text:p>0.4012471553</text:p>
          </table:table-cell>
          <table:table-cell table:style-name="ce2" office:value-type="float" office:value="0.0128390419611688">
            <text:p>0.012839042</text:p>
          </table:table-cell>
          <table:table-cell table:number-columns-repeated="1013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749987743437264">
            <text:p>0.0749987743</text:p>
          </table:table-cell>
          <table:table-cell table:style-name="ce2" office:value-type="float" office:value="0.105428158699112">
            <text:p>0.1054281587</text:p>
          </table:table-cell>
          <table:table-cell table:number-columns-repeated="1013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548937036946019">
            <text:p>0.0548937037</text:p>
          </table:table-cell>
          <table:table-cell table:style-name="ce2" office:value-type="float" office:value="0.132197279106528">
            <text:p>0.1321972791</text:p>
          </table:table-cell>
          <table:table-cell table:number-columns-repeated="1013"/>
        </table:table-row>
        <table:table-row table:style-name="ro3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403944317005405">
            <text:p>0.403944317</text:p>
          </table:table-cell>
          <table:table-cell table:style-name="ce2" office:value-type="float" office:value="0.00876312776363153">
            <text:p>0.0087631278</text:p>
          </table:table-cell>
          <table:table-cell table:number-columns-repeated="1013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263747544426267">
            <text:p>0.2637475444</text:p>
          </table:table-cell>
          <table:table-cell table:style-name="ce2" office:value-type="float" office:value="0.0274074326699245">
            <text:p>0.0274074327</text:p>
          </table:table-cell>
          <table:table-cell table:number-columns-repeated="1013"/>
        </table:table-row>
        <table:table-row table:style-name="ro3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231617474794539">
            <text:p>0.2316174748</text:p>
          </table:table-cell>
          <table:table-cell table:style-name="ce2" office:value-type="float" office:value="0.0695152086930908">
            <text:p>0.0695152087</text:p>
          </table:table-cell>
          <table:table-cell table:number-columns-repeated="1013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571399423586834">
            <text:p>0.0571399424</text:p>
          </table:table-cell>
          <table:table-cell table:style-name="ce2" office:value-type="float" office:value="0.0662856835261492">
            <text:p>0.0662856835</text:p>
          </table:table-cell>
          <table:table-cell table:number-columns-repeated="1013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315662525166259">
            <text:p>0.0315662525</text:p>
          </table:table-cell>
          <table:table-cell table:style-name="ce2" office:value-type="float" office:value="0.0033732383448104">
            <text:p>0.0033732383</text:p>
          </table:table-cell>
          <table:table-cell table:number-columns-repeated="1013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09555849935807">
            <text:p>0.1095558499</text:p>
          </table:table-cell>
          <table:table-cell table:style-name="ce2" office:value-type="float" office:value="0.133652499506281">
            <text:p>0.1336524995</text:p>
          </table:table-cell>
          <table:table-cell table:number-columns-repeated="1013"/>
        </table:table-row>
        <table:table-row table:style-name="ro3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786048770706281">
            <text:p>0.0786048771</text:p>
          </table:table-cell>
          <table:table-cell table:style-name="ce2" office:value-type="float" office:value="0.32146769785108">
            <text:p>0.3214676979</text:p>
          </table:table-cell>
          <table:table-cell table:number-columns-repeated="1013"/>
        </table:table-row>
        <table:table-row table:style-name="ro3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0200218665243804">
            <text:p>0.0200218665</text:p>
          </table:table-cell>
          <table:table-cell table:style-name="ce2" office:value-type="float" office:value="0.0472043772803383">
            <text:p>0.0472043773</text:p>
          </table:table-cell>
          <table:table-cell table:number-columns-repeated="1013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Clear Value</text:p>
          </table:table-cell>
          <table:table-cell table:style-name="ce2" office:value-type="float" office:value="0.150503734424539">
            <text:p>0.1505037344</text:p>
          </table:table-cell>
          <table:table-cell table:style-name="ce2" office:value-type="float" office:value="0.137369049036858">
            <text:p>0.137369049</text:p>
          </table:table-cell>
          <table:table-cell table:number-columns-repeated="1013"/>
        </table:table-row>
        <table:table-row table:style-name="ro3">
          <table:table-cell table:style-name="Default" office:value-type="float" office:value="260318">
            <text:p>26031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Snapius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316317381">
            <text:p>0.131631738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lear Value</text:p>
          </table:table-cell>
          <table:table-cell office:value-type="float" office:value="0.0204410985">
            <text:p>0.0204410985</text:p>
          </table:table-cell>
          <table:table-cell office:value-type="float" office:value="1.4030479677">
            <text:p>1.4030479677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3" table:number-rows-repeated="3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7">27/03/2026</text:date>, <text:time>08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3-27T08:43:45.50</dc:date>
    <dc:creator>Kieran O'Hagan</dc:creator>
    <meta:editing-duration>PT12H54M9S</meta:editing-duration>
    <meta:editing-cycles>14</meta:editing-cycles>
    <meta:generator>OpenOffice/4.1.16$Win32 OpenOffice.org_project/4116m3$Build-9816</meta:generator>
    <meta:document-statistic meta:table-count="3" meta:cell-count="473" meta:object-count="0"/>
  </office:meta>
</office:document-meta>
</file>